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f338" officeooo:paragraph-rsid="001ff338"/>
    </style:style>
    <style:style style:name="P2" style:family="paragraph" style:parent-style-name="Text_20_body">
      <style:text-properties officeooo:paragraph-rsid="001ff338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font-weight="bold" officeooo:paragraph-rsid="001ff338" style:font-weight-asian="bold" style:font-weight-complex="bold"/>
    </style:style>
    <style:style style:name="P5" style:family="paragraph" style:parent-style-name="Text_20_body" style:list-style-name="L1">
      <style:text-properties officeooo:rsid="001ff338" officeooo:paragraph-rsid="001ff338"/>
    </style:style>
    <style:style style:name="P6" style:family="paragraph" style:parent-style-name="Text_20_body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 style:list-style-name="L1">
      <style:text-properties fo:font-weight="normal" officeooo:rsid="0021c1d1" officeooo:paragraph-rsid="0021c1d1" style:font-weight-asian="normal" style:font-weight-complex="normal"/>
    </style:style>
    <style:style style:name="T1" style:family="text">
      <style:text-properties officeooo:rsid="001ff338"/>
    </style:style>
    <style:style style:name="T2" style:family="text">
      <style:text-properties officeooo:rsid="002004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Tarea01_01 - Borja Bordal Lorenzo</text:p>
      <text:p text:style-name="P2"/>
      <text:list xml:id="list3026448745" text:style-name="L1">
        <text:list-item>
          <text:p text:style-name="P4"><text:span text:style-name="T1">P1 - </text:span>¿Donde se ejecuta realmente las aplicaciones programadas del lado del cliente?</text:p>
          <text:p text:style-name="P5">En el navegador que se ejecuta en el ordenador cliente.</text:p>
        </text:list-item>
        <text:list-item>
          <text:p text:style-name="P3"><text:span text:style-name="T1">P2 - </text:span>¿Las aplicaciones web son dependientes del tipo de sistema operativo?</text:p>
          <text:p text:style-name="P5">No, si depende de algo será del navegador. Aunque puede darse que el navegador <text:span text:style-name="T2">para cargar la página web </text:span>intente buscar cierta librería o necesite otro programa secundario (como el Adobe Flash Player) <text:span text:style-name="T2">para</text:span> en el sistema y estas no estén <text:span text:style-name="T2">disponibles </text:span>en todos los sistemas operativos.</text:p>
        </text:list-item>
        <text:list-item>
          <text:p text:style-name="P6"><text:span text:style-name="T1">P3 - </text:span>¿Los programadores que se encargan tanto de la programación del lado del cliente como del servidor se denominan en el entorno profesional como?</text:p>
          <text:p text:style-name="P5">Full-stack.</text:p>
        </text:list-item>
        <text:list-item>
          <text:p text:style-name="P3"><text:span text:style-name="T1">P4 - </text:span>¿Cómo se conoce el software que se utiliza para crear aplicaciones del lado del servidor con Javascript?</text:p>
          <text:p text:style-name="P7">Node.j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0:17:13.305562842</meta:creation-date>
    <dc:date>2020-10-21T16:57:35.602202714</dc:date>
    <meta:editing-duration>PT2M5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41" meta:character-count="810" meta:non-whitespace-character-count="686"/>
  </office:meta>
</office:document-meta>
</file>